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rieveMarker.RetrieveMarker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ieveMarker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ieveMarker.processNode( String elementName , Locator locator , Attributes attlist , PropertyList p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trieveMarker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trieveMarker.getRetrieveBound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ieveMarker.getRetrieve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ieveMarker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